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Open Sans Light1" fo:font-size="10.5pt" fo:font-style="italic" officeooo:rsid="0021436c" officeooo:paragraph-rsid="000fa6e9" style:font-size-asian="10.5pt" style:font-style-asian="italic" style:font-size-complex="10.5pt" style:font-style-complex="italic"/>
    </style:style>
    <style:style style:name="P2" style:family="paragraph" style:parent-style-name="Footer">
      <style:paragraph-properties fo:text-align="end" style:justify-single-word="false"/>
      <style:text-properties style:font-name="Open Sans Light1"/>
    </style:style>
    <style:style style:name="P3" style:family="paragraph" style:parent-style-name="Text_20_body">
      <style:text-properties style:font-name="Open Sans Light1"/>
    </style:style>
    <style:style style:name="P4" style:family="paragraph" style:parent-style-name="Text_20_body">
      <style:text-properties style:font-name="Open Sans Light1" fo:font-size="12pt" style:font-size-asian="12pt" style:font-size-complex="12pt"/>
    </style:style>
    <style:style style:name="P5" style:family="paragraph" style:parent-style-name="Text_20_body">
      <style:text-properties style:font-name="Open Sans Light1" fo:font-size="12pt" fo:font-style="normal" fo:font-weight="normal" style:font-size-asian="12pt" style:font-size-complex="12pt"/>
    </style:style>
    <style:style style:name="P6" style:family="paragraph" style:parent-style-name="Text_20_body">
      <style:text-properties style:font-name="Open Sans Light1" fo:font-size="12pt" fo:font-style="normal" fo:font-weight="normal" officeooo:rsid="0018deec" officeooo:paragraph-rsid="0018deec" style:font-size-asian="12pt" style:font-size-complex="12pt"/>
    </style:style>
    <style:style style:name="P7" style:family="paragraph" style:parent-style-name="Text_20_body">
      <style:text-properties style:font-name="Open Sans Light1" officeooo:paragraph-rsid="0016918f"/>
    </style:style>
    <style:style style:name="P8" style:family="paragraph" style:parent-style-name="Text_20_body">
      <style:text-properties fo:font-variant="normal" fo:text-transform="none" fo:color="#000000" style:text-line-through-style="none" fo:font-style="normal" style:text-underline-style="none" fo:font-weight="normal" officeooo:rsid="000fa6e9" officeooo:paragraph-rsid="000fa6e9" style:text-blinking="false" fo:background-color="transparent"/>
    </style:style>
    <style:style style:name="P9" style:family="paragraph" style:parent-style-name="Text_20_body">
      <style:text-properties fo:font-variant="normal" fo:text-transform="none" fo:color="#000000" style:text-line-through-style="none" style:font-name="Open Sans Light1" fo:font-size="12pt" fo:font-style="normal" style:text-underline-style="none" fo:font-weight="normal" officeooo:paragraph-rsid="0018deec" style:text-blinking="false" fo:background-color="transparent" style:font-size-asian="12pt" style:font-size-complex="12pt"/>
    </style:style>
    <style:style style:name="P10" style:family="paragraph" style:parent-style-name="Text_20_body">
      <style:text-properties fo:font-variant="normal" fo:text-transform="none" fo:color="#000000" style:text-line-through-style="none" style:font-name="Open Sans Light1" fo:font-size="12pt" fo:font-style="normal" style:text-underline-style="none" fo:font-weight="normal" officeooo:rsid="0018deec" officeooo:paragraph-rsid="0018deec" style:text-blinking="false" fo:background-color="transparent" style:font-size-asian="12pt" style:font-size-complex="12pt"/>
    </style:style>
    <style:style style:name="P11" style:family="paragraph" style:parent-style-name="Text_20_body">
      <style:text-properties fo:font-variant="normal" fo:text-transform="none" fo:color="#000000" style:text-line-through-style="none" style:font-name="Open Sans Light2" fo:font-size="12pt" fo:font-style="normal" style:text-underline-style="none" fo:font-weight="normal" style:text-blinking="false" fo:background-color="transparent" style:font-size-asian="12pt" style:font-size-complex="12pt"/>
    </style:style>
    <style:style style:name="P12" style:family="paragraph" style:parent-style-name="Text_20_body">
      <style:text-properties fo:font-variant="normal" fo:text-transform="none" fo:color="#000000" style:text-line-through-style="none" style:font-name="Open Sans Light2" fo:font-size="12pt" fo:font-style="normal" style:text-underline-style="none" fo:font-weight="normal" officeooo:rsid="001ac1ef" style:text-blinking="false" fo:background-color="transparent" style:font-size-asian="12pt" style:font-size-complex="12pt"/>
    </style:style>
    <style:style style:name="P13" style:family="paragraph" style:parent-style-name="Text_20_body">
      <style:text-properties officeooo:rsid="000fa6e9"/>
    </style:style>
    <style:style style:name="P14" style:family="paragraph" style:parent-style-name="Text_20_body">
      <style:text-properties officeooo:rsid="0012e940" officeooo:paragraph-rsid="0012e940"/>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officeooo:paragraph-rsid="001cdede"/>
    </style:style>
    <style:style style:name="P17" style:family="paragraph" style:parent-style-name="Text_20_body">
      <style:text-properties officeooo:paragraph-rsid="001f29b0"/>
    </style:style>
    <style:style style:name="P18" style:family="paragraph" style:parent-style-name="Text_20_body">
      <style:text-properties officeooo:rsid="001a6673" officeooo:paragraph-rsid="001a6673"/>
    </style:style>
    <style:style style:name="P19" style:family="paragraph" style:parent-style-name="Text_20_body">
      <style:text-properties officeooo:rsid="001ac1ef" officeooo:paragraph-rsid="001ac1ef"/>
    </style:style>
    <style:style style:name="P20" style:family="paragraph" style:parent-style-name="Text_20_body">
      <style:text-properties officeooo:rsid="001bfa9a" officeooo:paragraph-rsid="001bfa9a"/>
    </style:style>
    <style:style style:name="P21" style:family="paragraph" style:parent-style-name="Text_20_body">
      <style:text-properties officeooo:rsid="001cdede" officeooo:paragraph-rsid="001cdede"/>
    </style:style>
    <style:style style:name="P22" style:family="paragraph" style:parent-style-name="Text_20_body">
      <style:text-properties officeooo:rsid="001f29b0" officeooo:paragraph-rsid="001f29b0"/>
    </style:style>
    <style:style style:name="P23" style:family="paragraph" style:parent-style-name="Text_20_body">
      <style:text-properties officeooo:rsid="001f7411" officeooo:paragraph-rsid="001f7411"/>
    </style:style>
    <style:style style:name="P24" style:family="paragraph" style:parent-style-name="Text_20_body">
      <style:text-properties officeooo:rsid="001f7411" officeooo:paragraph-rsid="002cab73"/>
    </style:style>
    <style:style style:name="P25" style:family="paragraph" style:parent-style-name="Text_20_body">
      <style:text-properties officeooo:rsid="001ea845" officeooo:paragraph-rsid="001ea845"/>
    </style:style>
    <style:style style:name="P26" style:family="paragraph" style:parent-style-name="Text_20_body">
      <style:text-properties officeooo:paragraph-rsid="001fe5e3"/>
    </style:style>
    <style:style style:name="P27" style:family="paragraph" style:parent-style-name="Text_20_body">
      <style:text-properties officeooo:rsid="001fe5e3" officeooo:paragraph-rsid="001fe5e3"/>
    </style:style>
    <style:style style:name="P28" style:family="paragraph" style:parent-style-name="Text_20_body">
      <style:text-properties officeooo:rsid="0021436c" officeooo:paragraph-rsid="0021436c"/>
    </style:style>
    <style:style style:name="P29" style:family="paragraph" style:parent-style-name="Text_20_body">
      <style:text-properties officeooo:paragraph-rsid="0021ba20"/>
    </style:style>
    <style:style style:name="P30" style:family="paragraph" style:parent-style-name="Text_20_body">
      <style:text-properties officeooo:paragraph-rsid="00242754"/>
    </style:style>
    <style:style style:name="P31" style:family="paragraph" style:parent-style-name="Text_20_body">
      <style:text-properties officeooo:rsid="0021ba20" officeooo:paragraph-rsid="0021ba20"/>
    </style:style>
    <style:style style:name="P32" style:family="paragraph" style:parent-style-name="Text_20_body">
      <style:text-properties officeooo:rsid="00229643" officeooo:paragraph-rsid="00229643"/>
    </style:style>
    <style:style style:name="P33" style:family="paragraph" style:parent-style-name="Text_20_body">
      <style:text-properties officeooo:rsid="00149316"/>
    </style:style>
    <style:style style:name="P34" style:family="paragraph" style:parent-style-name="Text_20_body">
      <style:text-properties officeooo:paragraph-rsid="00284d25"/>
    </style:style>
    <style:style style:name="P35"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6918f" style:text-blinking="false" fo:background-color="transparent" style:font-size-asian="12pt" style:font-size-complex="12pt"/>
    </style:style>
    <style:style style:name="P37"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style:text-blinking="false" fo:background-color="transparent" style:font-size-asian="12pt" style:font-size-complex="12pt"/>
    </style:style>
    <style:style style:name="P38"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39" style:family="paragraph" style:parent-style-name="Text_20_body">
      <style:paragraph-properties fo:margin-top="0cm" fo:margin-bottom="0cm" style:contextual-spacing="false" fo:line-height="100%" style:writing-mode="lr-tb"/>
      <style:text-properties style:font-name="Open Sans Light1" fo:font-size="12pt" officeooo:paragraph-rsid="00187f8c" style:font-size-asian="12pt" style:font-size-complex="12pt"/>
    </style:style>
    <style:style style:name="P40" style:family="paragraph" style:parent-style-name="Heading">
      <style:text-properties style:font-name="Code Light" fo:font-size="88pt" style:font-size-asian="88pt" style:font-size-complex="88pt"/>
    </style:style>
    <style:style style:name="P41" style:family="paragraph" style:parent-style-name="Addressee">
      <style:text-properties officeooo:rsid="0021b859"/>
    </style:style>
    <style:style style:name="P42" style:family="paragraph" style:parent-style-name="Text_20_body" style:list-style-name="L1">
      <style:text-properties style:font-name="Open Sans Light1"/>
    </style:style>
    <style:style style:name="P43" style:family="paragraph" style:parent-style-name="Text_20_body" style:list-style-name="L3"/>
    <style:style style:name="P44" style:family="paragraph" style:parent-style-name="Text_20_body" style:list-style-name="L3">
      <style:text-properties officeooo:rsid="000fa6e9"/>
    </style:style>
    <style:style style:name="P45" style:family="paragraph" style:parent-style-name="Text_20_body" style:list-style-name="L4">
      <style:text-properties officeooo:rsid="000fa6e9"/>
    </style:style>
    <style:style style:name="P46" style:family="paragraph" style:parent-style-name="Text_20_body" style:list-style-name="L5">
      <style:text-properties officeooo:rsid="000fa6e9"/>
    </style:style>
    <style:style style:name="P47" style:family="paragraph" style:parent-style-name="Text_20_body" style:list-style-name="L6">
      <style:text-properties officeooo:rsid="000fa6e9"/>
    </style:style>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text-properties officeooo:rsid="0021ba20" officeooo:paragraph-rsid="0021ba20"/>
    </style:style>
    <style:style style:name="P52" style:family="paragraph" style:parent-style-name="Text_20_body">
      <style:text-properties officeooo:rsid="0026f017"/>
    </style:style>
    <style:style style:name="P53" style:family="paragraph" style:parent-style-name="Text_20_body">
      <style:text-properties officeooo:rsid="0026f017" officeooo:paragraph-rsid="0026f017"/>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text-properties officeooo:rsid="002a4018" officeooo:paragraph-rsid="002a4018"/>
    </style:style>
    <style:style style:name="P58" style:family="paragraph" style:parent-style-name="Text_20_body" style:list-style-name="L11"/>
    <style:style style:name="P59" style:family="paragraph" style:parent-style-name="Text_20_body" style:list-style-name="L11">
      <style:text-properties officeooo:paragraph-rsid="002a4018"/>
    </style:style>
    <style:style style:name="P60" style:family="paragraph" style:parent-style-name="Text_20_body">
      <style:text-properties officeooo:rsid="0012e940"/>
    </style:style>
    <style:style style:name="P61" style:family="paragraph" style:parent-style-name="Text_20_body" style:list-style-name="L12">
      <style:text-properties officeooo:rsid="001fe5e3" officeooo:paragraph-rsid="001fe5e3"/>
    </style:style>
    <style:style style:name="P62" style:family="paragraph" style:parent-style-name="Text_20_body" style:list-style-name="L13">
      <style:text-properties officeooo:rsid="001fe5e3" officeooo:paragraph-rsid="001fe5e3"/>
    </style:style>
    <style:style style:name="P63" style:family="paragraph" style:parent-style-name="Text_20_body" style:list-style-name="L14"/>
    <style:style style:name="P64" style:family="paragraph" style:parent-style-name="Text_20_body" style:list-style-name="L14">
      <style:text-properties officeooo:paragraph-rsid="002f7c30"/>
    </style:style>
    <style:style style:name="P65" style:family="paragraph" style:parent-style-name="Text_20_body">
      <style:text-properties officeooo:paragraph-rsid="002f7c30"/>
    </style:style>
    <style:style style:name="P66" style:family="paragraph" style:parent-style-name="Text_20_body" style:list-style-name="L15">
      <style:text-properties officeooo:paragraph-rsid="002f7c30"/>
    </style:style>
    <style:style style:name="P67"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69" style:family="paragraph" style:parent-style-name="Heading_20_2">
      <style:text-properties officeooo:paragraph-rsid="00187f8c"/>
    </style:style>
    <style:style style:name="P70" style:family="paragraph" style:parent-style-name="Heading_20_2">
      <style:text-properties officeooo:rsid="001a6673"/>
    </style:style>
    <style:style style:name="P71" style:family="paragraph" style:parent-style-name="Heading_20_2">
      <style:text-properties officeooo:rsid="001ac1ef"/>
    </style:style>
    <style:style style:name="P72" style:family="paragraph" style:parent-style-name="Heading_20_2">
      <style:text-properties officeooo:rsid="0012e940"/>
    </style:style>
    <style:style style:name="P73" style:family="paragraph" style:parent-style-name="Heading_20_2">
      <style:text-properties officeooo:rsid="00229643" officeooo:paragraph-rsid="00229643"/>
    </style:style>
    <style:style style:name="P74" style:family="paragraph" style:parent-style-name="Heading_20_2">
      <style:text-properties officeooo:rsid="0021436c"/>
    </style:style>
    <style:style style:name="P75" style:family="paragraph" style:parent-style-name="Heading_20_2">
      <style:text-properties officeooo:rsid="001cdede" officeooo:paragraph-rsid="001cdede"/>
    </style:style>
    <style:style style:name="P76" style:family="paragraph" style:parent-style-name="Heading_20_2" style:list-style-name="">
      <style:paragraph-properties fo:margin-left="0cm" fo:margin-right="0cm" fo:text-indent="0cm" style:auto-text-indent="false"/>
      <style:text-properties style:font-name="Code Light" fo:font-size="96pt" fo:font-style="normal" fo:font-weight="normal" officeooo:rsid="000e658d" style:font-size-asian="96pt" style:font-style-asian="normal" style:font-weight-asian="normal" style:font-size-complex="96pt" style:font-style-complex="normal" style:font-weight-complex="normal"/>
    </style:style>
    <style:style style:name="P77" style:family="paragraph" style:parent-style-name="Heading_20_3">
      <style:text-properties officeooo:rsid="0026f017"/>
    </style:style>
    <style:style style:name="P78" style:family="paragraph" style:parent-style-name="Heading_20_3">
      <style:text-properties officeooo:rsid="002a4018"/>
    </style:style>
    <style:style style:name="P79" style:family="paragraph" style:parent-style-name="Heading_20_3">
      <style:text-properties officeooo:rsid="001595a4"/>
    </style:style>
    <style:style style:name="P80" style:family="paragraph" style:parent-style-name="Heading_20_3">
      <style:text-properties officeooo:rsid="00229643"/>
    </style:style>
    <style:style style:name="P81" style:family="paragraph" style:parent-style-name="Heading_20_3">
      <style:text-properties officeooo:rsid="001fe5e3"/>
    </style:style>
    <style:style style:name="P82" style:family="paragraph" style:parent-style-name="Heading_20_3">
      <style:text-properties officeooo:rsid="00242754"/>
    </style:style>
    <style:style style:name="P83" style:family="paragraph" style:parent-style-name="Heading_20_1">
      <style:text-properties style:font-name="Code Light" fo:font-size="96pt" fo:font-weight="normal" officeooo:rsid="000e658d" officeooo:paragraph-rsid="000e658d" style:font-size-asian="96pt" style:font-weight-asian="normal" style:font-size-complex="96pt" style:font-weight-complex="normal"/>
    </style:style>
    <style:style style:name="P84" style:family="paragraph" style:parent-style-name="Heading_20_1" style:master-page-name="First_20_Page">
      <style:paragraph-properties style:page-number="auto"/>
      <style:text-properties style:font-name="Code Light" fo:font-size="96pt" fo:font-weight="normal" officeooo:rsid="000e658d" officeooo:paragraph-rsid="000e658d" style:font-size-asian="96pt" style:font-weight-asian="normal" style:font-size-complex="96pt" style:font-weight-complex="normal"/>
    </style:style>
    <style:style style:name="P85" style:family="paragraph" style:parent-style-name="Heading_20_1" style:master-page-name="CorpsDocu">
      <style:paragraph-properties style:page-number="1" fo:break-before="page"/>
      <style:text-properties style:font-name="Quicksand Light" fo:font-size="40pt" fo:font-weight="normal" style:font-size-asian="40pt" style:font-weight-asian="normal" style:font-size-complex="40pt" style:font-weight-complex="normal"/>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12e940"/>
    </style:style>
    <style:style style:name="P88" style:family="paragraph" style:parent-style-name="Heading_20_1">
      <style:paragraph-properties fo:break-before="page"/>
      <style:text-properties officeooo:rsid="0021436c"/>
    </style:style>
    <style:style style:name="P89" style:family="paragraph" style:parent-style-name="Contents_20_Heading">
      <style:paragraph-properties fo:break-before="page"/>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e658d"/>
    </style:style>
    <style:style style:name="T2" style:family="text">
      <style:text-properties officeooo:rsid="0021436c"/>
    </style:style>
    <style:style style:name="T3" style:family="text">
      <style:text-properties fo:font-variant="normal" fo:text-transform="none" fo:color="#000000" fo:font-style="normal" fo:font-weight="normal" fo:background-color="transparent"/>
    </style:style>
    <style:style style:name="T4" style:family="text">
      <style:text-properties fo:font-variant="normal" fo:text-transform="none" fo:color="#000000" fo:font-style="normal" fo:font-weight="normal" officeooo:rsid="000e658d" fo:background-color="transparent"/>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187f8c" style:text-blinking="false" fo:background-color="transparent"/>
    </style:style>
    <style:style style:name="T7" style:family="text">
      <style:text-properties officeooo:rsid="0014e235"/>
    </style:style>
    <style:style style:name="T8" style:family="text">
      <style:text-properties officeooo:rsid="0016918f"/>
    </style:style>
    <style:style style:name="T9" style:family="text">
      <style:text-properties officeooo:rsid="00187f8c"/>
    </style:style>
    <style:style style:name="T10" style:family="text">
      <style:text-properties style:font-name="Open Sans Light1" fo:font-size="12pt" fo:font-style="normal" fo:font-weight="normal" officeooo:rsid="00187f8c" style:font-size-asian="12pt" style:font-size-complex="12pt"/>
    </style:style>
    <style:style style:name="T11" style:family="text">
      <style:text-properties style:font-name="Open Sans Light1" fo:font-size="12pt" fo:font-style="normal" fo:font-weight="normal" officeooo:rsid="0018deec" style:font-size-asian="12pt" style:font-size-complex="12pt"/>
    </style:style>
    <style:style style:name="T12" style:family="text">
      <style:text-properties officeooo:rsid="0018deec"/>
    </style:style>
    <style:style style:name="T13" style:family="text">
      <style:text-properties officeooo:rsid="001a6673"/>
    </style:style>
    <style:style style:name="T14" style:family="text">
      <style:text-properties officeooo:rsid="001ac1ef"/>
    </style:style>
    <style:style style:name="T15" style:family="text">
      <style:text-properties officeooo:rsid="001cdede"/>
    </style:style>
    <style:style style:name="T16" style:family="text">
      <style:text-properties officeooo:rsid="001e73d6"/>
    </style:style>
    <style:style style:name="T17" style:family="text">
      <style:text-properties officeooo:rsid="001f29b0"/>
    </style:style>
    <style:style style:name="T18" style:family="text">
      <style:text-properties officeooo:rsid="001f7411"/>
    </style:style>
    <style:style style:name="T19" style:family="text">
      <style:text-properties officeooo:rsid="001fe5e3"/>
    </style:style>
    <style:style style:name="T20" style:family="text">
      <style:text-properties officeooo:rsid="0021ba20"/>
    </style:style>
    <style:style style:name="T21" style:family="text">
      <style:text-properties officeooo:rsid="00229643"/>
    </style:style>
    <style:style style:name="T22" style:family="text">
      <style:text-properties officeooo:rsid="00242754"/>
    </style:style>
    <style:style style:name="T23" style:family="text">
      <style:text-properties officeooo:rsid="0013f360"/>
    </style:style>
    <style:style style:name="T24" style:family="text">
      <style:text-properties officeooo:rsid="00150953"/>
    </style:style>
    <style:style style:name="T25" style:family="text">
      <style:text-properties officeooo:rsid="001595a4"/>
    </style:style>
    <style:style style:name="T26" style:family="text">
      <style:text-properties officeooo:rsid="000ed66f"/>
    </style:style>
    <style:style style:name="T27" style:family="text">
      <style:text-properties officeooo:rsid="0026f017"/>
    </style:style>
    <style:style style:name="T28" style:family="text">
      <style:text-properties officeooo:rsid="00284d25"/>
    </style:style>
    <style:style style:name="T29" style:family="text">
      <style:text-properties officeooo:rsid="002a4018"/>
    </style:style>
    <style:style style:name="T30" style:family="text">
      <style:text-properties style:font-name="Open Sans Light2" fo:font-size="12pt" fo:font-weight="normal" officeooo:rsid="001595a4" style:font-size-asian="10.5pt" style:font-weight-asian="normal" style:font-size-complex="12pt" style:font-weight-complex="normal"/>
    </style:style>
    <style:style style:name="T31" style:family="text">
      <style:text-properties officeooo:rsid="002cab73"/>
    </style:style>
    <style:style style:name="T32" style:family="text">
      <style:text-properties officeooo:rsid="002d6e9c"/>
    </style:style>
    <style:style style:name="T33" style:family="text">
      <style:text-properties officeooo:rsid="002ef611"/>
    </style:style>
    <style:style style:name="T34" style:family="text">
      <style:text-properties officeooo:rsid="0001fdf3"/>
    </style:style>
    <style:style style:name="T35" style:family="text">
      <style:text-properties officeooo:rsid="000258f3"/>
    </style:style>
    <style:style style:name="T36" style:family="text">
      <style:text-properties officeooo:rsid="0003444f"/>
    </style:style>
    <style:style style:name="T37" style:family="text">
      <style:text-properties officeooo:rsid="002f7c30"/>
    </style:style>
    <style:style style:name="T38" style:family="text">
      <style:text-properties officeooo:rsid="0030d179"/>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
      <text:h text:style-name="P83" text:outline-level="1"/>
      <text:p text:style-name="P40"><text:bookmark-start text:name="__RefHeading__462_2117037070"/>RAPPORT<text:bookmark-end text:name="__RefHeading__462_2117037070"/></text:p>
      <text:p text:style-name="P40"><text:bookmark-start text:name="__RefHeading__464_2117037070"/>DE PROJET<text:bookmark-end text:name="__RefHeading__464_2117037070"/></text:p>
      <text:p text:style-name="Subtitle"/>
      <text:p text:style-name="Subtitle"/>
      <text:p text:style-name="Subtitle"/>
      <text:p text:style-name="Subtitle"/>
      <text:p text:style-name="Subtitle"><text:s/></text:p>
      <text:p text:style-name="Text_20_body"/>
      <text:p text:style-name="Text_20_body"/>
      <text:p text:style-name="Text_20_body"/>
      <text:p text:style-name="Text_20_body"/>
      <text:p text:style-name="P41">Ce document contient <text:s/>le rapport du travail effectué par l'équipe composé de: Andy Martel, Hong Ngoc Nguyen, Thibault Patois, Quentin Rollot et Mathieu Scala le chef de projet. Ce rapport est destinée au jury de notation pour nous assurer le A au projet</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9">Table des matières</text:p>
          </text:index-title>
          <text:p text:style-name="P92"><text:a xlink:type="simple" xlink:href="#__RefHeading__466_2117037070" text:style-name="Index_20_Link" text:visited-style-name="Index_20_Link">Description du projet :<text:tab/>1</text:a></text:p>
          <text:p text:style-name="P92"><text:a xlink:type="simple" xlink:href="#__RefHeading__468_2117037070" text:style-name="Index_20_Link" text:visited-style-name="Index_20_Link">Description du jeu :<text:tab/>2</text:a></text:p>
          <text:p text:style-name="P90"><text:a xlink:type="simple" xlink:href="#__RefHeading__547_80136204" text:style-name="Index_20_Link" text:visited-style-name="Index_20_Link">Les bâtiments<text:tab/>2</text:a></text:p>
          <text:p text:style-name="P90"><text:a xlink:type="simple" xlink:href="#__RefHeading__686_2117037070" text:style-name="Index_20_Link" text:visited-style-name="Index_20_Link">Les unités<text:tab/>3</text:a></text:p>
          <text:p text:style-name="P90"><text:a xlink:type="simple" xlink:href="#__RefHeading__551_80136204" text:style-name="Index_20_Link" text:visited-style-name="Index_20_Link">Les terrains<text:tab/>3</text:a></text:p>
          <text:p text:style-name="P90"><text:a xlink:type="simple" xlink:href="#__RefHeading__688_2117037070" text:style-name="Index_20_Link" text:visited-style-name="Index_20_Link">L’intelligence Artificielle<text:tab/>4</text:a></text:p>
          <text:p text:style-name="P90"><text:a xlink:type="simple" xlink:href="#__RefHeading__470_2117037070" text:style-name="Index_20_Link" text:visited-style-name="Index_20_Link">Les Graphismes<text:tab/>4</text:a></text:p>
          <text:p text:style-name="P90"><text:a xlink:type="simple" xlink:href="#__RefHeading__553_80136204" text:style-name="Index_20_Link" text:visited-style-name="Index_20_Link">Déroulement d'une partie<text:tab/>4</text:a></text:p>
          <text:p text:style-name="P92"><text:a xlink:type="simple" xlink:href="#__RefHeading__412_96695133" text:style-name="Index_20_Link" text:visited-style-name="Index_20_Link">Récapitulatifs des Semaines<text:tab/>5</text:a></text:p>
          <text:p text:style-name="P90"><text:a xlink:type="simple" xlink:href="#__RefHeading__690_2117037070" text:style-name="Index_20_Link" text:visited-style-name="Index_20_Link">Semaine 2<text:tab/>5</text:a></text:p>
          <text:p text:style-name="P90"><text:a xlink:type="simple" xlink:href="#__RefHeading__692_2117037070" text:style-name="Index_20_Link" text:visited-style-name="Index_20_Link">Semaine 3<text:tab/>6</text:a></text:p>
          <text:p text:style-name="P90"><text:a xlink:type="simple" xlink:href="#__RefHeading__694_2117037070" text:style-name="Index_20_Link" text:visited-style-name="Index_20_Link">Semaine 4<text:tab/>6</text:a></text:p>
          <text:p text:style-name="P90"><text:a xlink:type="simple" xlink:href="#__RefHeading__696_2117037070" text:style-name="Index_20_Link" text:visited-style-name="Index_20_Link">Semaine 5<text:tab/>7</text:a></text:p>
          <text:p text:style-name="P90"><text:a xlink:type="simple" xlink:href="#__RefHeading__698_2117037070" text:style-name="Index_20_Link" text:visited-style-name="Index_20_Link">Semaine 6<text:tab/>8</text:a></text:p>
          <text:p text:style-name="P92"><text:a xlink:type="simple" xlink:href="#__RefHeading__388_96695133" text:style-name="Index_20_Link" text:visited-style-name="Index_20_Link">Fonctionnement du Jeu<text:tab/>9</text:a></text:p>
          <text:p text:style-name="P90"><text:a xlink:type="simple" xlink:href="#__RefHeading__390_96695133" text:style-name="Index_20_Link" text:visited-style-name="Index_20_Link">Intelligence Artificielle<text:tab/>9</text:a></text:p>
          <text:p text:style-name="P91"><text:a xlink:type="simple" xlink:href="#__RefHeading__1051_1667869098" text:style-name="Index_20_Link" text:visited-style-name="Index_20_Link">StrategieIA<text:tab/>9</text:a></text:p>
          <text:p text:style-name="P91"><text:a xlink:type="simple" xlink:href="#__RefHeading__1053_1667869098" text:style-name="Index_20_Link" text:visited-style-name="Index_20_Link">OperationIA<text:tab/>9</text:a></text:p>
          <text:p text:style-name="P91"><text:a xlink:type="simple" xlink:href="#__RefHeading__1055_1667869098" text:style-name="Index_20_Link" text:visited-style-name="Index_20_Link">UniteIA<text:tab/>10</text:a></text:p>
          <text:p text:style-name="P91"><text:a xlink:type="simple" xlink:href="#__RefHeading__1057_1667869098" text:style-name="Index_20_Link" text:visited-style-name="Index_20_Link">La classe Influence :<text:tab/>10</text:a></text:p>
          <text:p text:style-name="P90"><text:a xlink:type="simple" xlink:href="#__RefHeading__810_88760044" text:style-name="Index_20_Link" text:visited-style-name="Index_20_Link">Initialisation d'une phase de jeu<text:tab/>11</text:a></text:p>
          <text:p text:style-name="P91"><text:a xlink:type="simple" xlink:href="#__RefHeading__422_96695133" text:style-name="Index_20_Link" text:visited-style-name="Index_20_Link">Partie<text:tab/>11</text:a></text:p>
          <text:p text:style-name="P91"><text:a xlink:type="simple" xlink:href="#__RefHeading__812_88760044" text:style-name="Index_20_Link" text:visited-style-name="Index_20_Link">Campagne<text:tab/>12</text:a></text:p>
          <text:p text:style-name="P90"><text:a xlink:type="simple" xlink:href="#__RefHeading__392_96695133" text:style-name="Index_20_Link" text:visited-style-name="Index_20_Link">IHM<text:tab/>12</text:a></text:p>
          <text:p text:style-name="P91"><text:a xlink:type="simple" xlink:href="#__RefHeading__794_2035821480" text:style-name="Index_20_Link" text:visited-style-name="Index_20_Link">Conception<text:tab/>12</text:a></text:p>
          <text:p text:style-name="P91"><text:a xlink:type="simple" xlink:href="#__RefHeading__796_2035821480" text:style-name="Index_20_Link" text:visited-style-name="Index_20_Link">Affichage du plateau de jeu<text:tab/>12</text:a></text:p>
          <text:p text:style-name="P91"><text:a xlink:type="simple" xlink:href="#__RefHeading__798_2035821480" text:style-name="Index_20_Link" text:visited-style-name="Index_20_Link">Affichage de la barre d'information<text:tab/>13</text:a></text:p>
          <text:p text:style-name="P91"><text:a xlink:type="simple" xlink:href="#__RefHeading__800_2035821480" text:style-name="Index_20_Link" text:visited-style-name="Index_20_Link">Utilisation de la souris<text:tab/>13</text:a></text:p>
          <text:p text:style-name="P90"><text:a xlink:type="simple" xlink:href="#__RefHeading__394_96695133" text:style-name="Index_20_Link" text:visited-style-name="Index_20_Link">Moteur<text:tab/>13</text:a></text:p>
          <text:p text:style-name="P91"><text:a xlink:type="simple" xlink:href="#__RefHeading__814_88760044" text:style-name="Index_20_Link" text:visited-style-name="Index_20_Link">Algorithme de déplacement<text:tab/>13</text:a></text:p>
          <text:p text:style-name="P91"><text:a xlink:type="simple" xlink:href="#__RefHeading__816_88760044" text:style-name="Index_20_Link" text:visited-style-name="Index_20_Link">Attaque<text:tab/>14</text:a></text:p>
          <text:p text:style-name="P91"><text:a xlink:type="simple" xlink:href="#__RefHeading__818_88760044" text:style-name="Index_20_Link" text:visited-style-name="Index_20_Link">Capture<text:tab/>14</text:a></text:p>
          <text:p text:style-name="P92"><text:a xlink:type="simple" xlink:href="#__RefHeading__816_2035821480" text:style-name="Index_20_Link" text:visited-style-name="Index_20_Link">Portage Android<text:tab/>15</text:a></text:p>
          <text:p text:style-name="P90"><text:a xlink:type="simple" xlink:href="#__RefHeading__818_2035821480" text:style-name="Index_20_Link" text:visited-style-name="Index_20_Link">Conception<text:tab/>15</text:a></text:p>
          <text:p text:style-name="P90"><text:a xlink:type="simple" xlink:href="#__RefHeading__820_2035821480" text:style-name="Index_20_Link" text:visited-style-name="Index_20_Link">Les principales adaptations<text:tab/>15</text:a></text:p>
          <text:p text:style-name="P92"><text:a xlink:type="simple" xlink:href="#__RefHeading__396_96695133" text:style-name="Index_20_Link" text:visited-style-name="Index_20_Link">Travail d'Équipe<text:tab/>16</text:a></text:p>
          <text:p text:style-name="P90"><text:a xlink:type="simple" xlink:href="#__RefHeading__802_2035821480" text:style-name="Index_20_Link" text:visited-style-name="Index_20_Link">Constitution de l'équipe<text:tab/>16</text:a></text:p>
          <text:p text:style-name="P90"><text:a xlink:type="simple" xlink:href="#__RefHeading__400_96695133" text:style-name="Index_20_Link" text:visited-style-name="Index_20_Link">Répartition des taches<text:tab/>16</text:a></text:p>
          <text:p text:style-name="P90"><text:soft-page-break/><text:a xlink:type="simple" xlink:href="#__RefHeading__402_96695133" text:style-name="Index_20_Link" text:visited-style-name="Index_20_Link">Problème rencontrés<text:tab/>18</text:a></text:p>
          <text:p text:style-name="P92"><text:a xlink:type="simple" xlink:href="#__RefHeading__404_96695133" text:style-name="Index_20_Link" text:visited-style-name="Index_20_Link">Discussion<text:tab/>19</text:a></text:p>
          <text:p text:style-name="P90"><text:a xlink:type="simple" xlink:href="#__RefHeading__406_96695133" text:style-name="Index_20_Link" text:visited-style-name="Index_20_Link">Truc bien<text:tab/>19</text:a></text:p>
          <text:p text:style-name="P90"><text:a xlink:type="simple" xlink:href="#__RefHeading__408_96695133" text:style-name="Index_20_Link" text:visited-style-name="Index_20_Link">Aspect à améliorer<text:tab/>19</text:a></text:p>
          <text:p text:style-name="P92"><text:a xlink:type="simple" xlink:href="#__RefHeading__410_96695133" text:style-name="Index_20_Link" text:visited-style-name="Index_20_Link">Conclusion<text:tab/>20</text:a></text:p>
        </text:index-body>
      </text:table-of-content>
      <text:h text:style-name="P76" text:outline-level="2"/>
      <text:h text:style-name="P85" text:outline-level="1"><text:bookmark-start text:name="__RefHeading__466_2117037070"/>Description du projet :<text:bookmark-end text:name="__RefHeading__466_2117037070"/></text:h>
      <text:p text:style-name="Text_20_body"/>
      <text:p text:style-name="P7"><text:span text:style-name="T8">Le but du projet était de</text:span> programmer un jeu vidéo tactique au tour par tour de simulation de guerre le plus complet possible <text:span text:style-name="T8">en JAVA.</text:span> </text:p>
      <text:p text:style-name="P7"><text:span text:style-name="T8">Il devait</text:span> comport<text:span text:style-name="T8">er</text:span> un menu de démarrage, un but, des éléments à débloquer, un<text:span text:style-name="T8">e campagne et</text:span> des animations. <text:span text:style-name="T8">D'autre part, le projet devait d'abord être programmé sur PC puis si le temps nous le permettait, sur Android.</text:span> </text:p>
      <text:p text:style-name="P3"><text:span text:style-name="T8">L</text:span>e menu <text:span text:style-name="T8">du jeu devait </text:span>comporter plusieurs parties :</text:p>
      <text:list xml:id="list3428374036877581413" text:style-name="L1">
        <text:list-item>
          <text:p text:style-name="P42">Mode Histoire</text:p>
        </text:list-item>
        <text:list-item>
          <text:p text:style-name="P42">Mode Combat</text:p>
        </text:list-item>
        <text:list-item>
          <text:p text:style-name="P42">Mode Tutoriel</text:p>
        </text:list-item>
        <text:list-item>
          <text:p text:style-name="P42">Options</text:p>
        </text:list-item>
      </text:list>
      <text:p text:style-name="P3">Le mode histoire <text:span text:style-name="T8">devait permettre au joueur de jouer à la campagne du jeu. Cette campagne devait être une succession de mission séparé par des dialogues entre protagonistes de l'histoire.</text:span></text:p>
      <text:p text:style-name="P3">Le mode Combat <text:span text:style-name="T8">devait </text:span>permettr<text:span text:style-name="T8">e</text:span> de jouer sur différentes cartes contre un ou plusieurs joueur ( ou IA au choix ) au tour par tour.</text:p>
      <text:p text:style-name="P3">Le mode Tutoriel <text:span text:style-name="T8">devait p</text:span>ermettr<text:span text:style-name="T8">e</text:span> de revoir les leçons et conseil vu au début du mode histoire et de voir des astuces débloquées au cours du jeu.</text:p>
      <text:p text:style-name="P3">Le menu option permettra de régler quelques options comme le son par exemple.</text:p>
      <text:p text:style-name="Text_20_body"/>
      <text:h text:style-name="P86" text:outline-level="1"><text:bookmark-start text:name="__RefHeading__468_2117037070"/>Description du jeu :<text:bookmark-end text:name="__RefHeading__468_2117037070"/></text:h>
      <text:p text:style-name="Text_20_body"/>
      <text:p text:style-name="P36"><text:span text:style-name="T8">Notre jeu se nomme Slatch. Il comporte une campagne </text:span><text:span text:style-name="T9">scénarisée</text:span><text:span text:style-name="T8">, composé de 16 missions, d'un mode de partie rapide et un tutoriel reprenant les </text:span><text:span text:style-name="T9">8 principaux aspects du jeu.</text:span><text:span text:style-name="T8"> </text:span></text:p>
      <text:p text:style-name="P38">Lorsque le joueur lance le jeu, il effectue généralement une succession de partie. </text:p>
      <text:p text:style-name="P38"/>
      <text:p text:style-name="P39"><text:span text:style-name="T5">Une partie est une bataille sur une carte quadrillée plus ou moins grande contre un ou plusieurs adversaires contrôlés par un autre joueur ou par une IA. Chaque joueur peut choisir sa factions au début de la partie (Militaire </text:span><text:span text:style-name="T6">ou </text:span><text:span text:style-name="T5">Robot), possédant chaque </text:span><text:span text:style-name="T6">une unité spéciale</text:span><text:span text:style-name="T5">.</text:span></text:p>
      <text:p text:style-name="P35">Le but d’une partie est en général de détruire <text:span text:style-name="T9">toutes les unités ennemies</text:span>. Mais cette objectif peut changer (surtout dans le mode histoire) comme par exemple :</text:p>
      <text:list xml:id="list7980155057980731719" text:style-name="L2">
        <text:list-item>
          <text:p text:style-name="P67">Détruire la base ennemie en moins de 10 tours</text:p>
        </text:list-item>
        <text:list-item>
          <text:p text:style-name="P67">Survivre X tour<text:span text:style-name="T9">s </text:span></text:p>
        </text:list-item>
        <text:list-item>
          <text:p text:style-name="P68">Capturez la (les) base(s) ennemie(s)</text:p>
        </text:list-item>
      </text:list>
      <text:p text:style-name="P37"/>
      <text:p text:style-name="P35"><text:span text:style-name="T9">Pour atteindre ces objectifs, </text:span>chaque joueur a à sa disposition plusieurs bâtiments et unités avec leurs rôles.</text:p>
      <text:p text:style-name="P4"/>
      <text:h text:style-name="P69" text:outline-level="2"><text:bookmark-start text:name="__RefHeading__547_80136204"/>Les bâtiments<text:bookmark-end text:name="__RefHeading__547_80136204"/></text:h>
      <text:p text:style-name="Text_20_body"><text:bookmark-start text:name="__RefHeading__549_80136204"/><text:span text:style-name="T10">Il existe </text:span><text:span text:style-name="T11">trois types de bâtiments : les bâtiments, les usines et le QG.</text:span><text:bookmark-end text:name="__RefHeading__549_80136204"/></text:p>
      <text:p text:style-name="P6">Les bâtiments sont des bases qui rémunère le joueur à chaque tour. Plus le joueur possède de bâtiments, plus il gagnera d'argent au prochain tour.</text:p>
      <text:p text:style-name="P6">Les usines sont des camps d’entraînements. Le joueur peut y construire toutes les unités du jeu ( sauf l'unité spécial de la faction ennemi ). Les usines rémunèrent également, à valeur égal avec les bâtiment, <text:s/>le joueur. </text:p>
      <text:p text:style-name="P6">Le QG est le quartier général du joueur. Comme le reste des bâtiments du jeu, il rémunèrent le joueur. Si le QG du joueur est capturé, ce dernier a perdu la partie.</text:p>
      <text:p text:style-name="P4"/>
      <text:h text:style-name="Heading_20_2" text:outline-level="2"><text:bookmark-start text:name="__RefHeading__686_2117037070"/><text:soft-page-break/>Les unités<text:bookmark-end text:name="__RefHeading__686_2117037070"/></text:h>
      <text:p text:style-name="P10">Chaque factions possèdent 6 unités et une unité spéciale. Toutes les unités ont leur avantages et inconvénients face à un autre type d'unité. Par exemple, un démolisseur ( infanterie équipé d'un mortier ) est efficace contre les tanks mais très inefficace contre les infanteries.</text:p>
      <text:p text:style-name="P10">D'autre part, toutes les unités ont leur propre type de déplacement et un nombre de cases de déplacements propre. Par exemple une infanterie peut se déplacer sur la montagne et la forêt, tandis qu'un tank ne peut ni se déplacer dans la forêt <text:s/>ni dans la montagne.</text:p>
      <text:p text:style-name="P9"><text:span text:style-name="T12">Chaque unité possède également une vision dans le brouillard de guerre. Cette vision dépend </text:span><text:span text:style-name="T13">de son déplacement.</text:span></text:p>
      <text:p text:style-name="P15"><text:span text:style-name="T13">Enfin à </text:span>chaque combat, une unité gagne de l’expérience en fonction des dégâts qu’elle a infligés. Si elle acquière suffisamment d’expérience elle monte de niveau et devient plus puissante.</text:p>
      <text:h text:style-name="P70" text:outline-level="2"><text:bookmark-start text:name="__RefHeading__551_80136204"/>Les terrains<text:bookmark-end text:name="__RefHeading__551_80136204"/></text:h>
      <text:p text:style-name="P18">Il existe 5 grands types de terrains : Les plaines, la forêt, la montagne, l'eau et la route. Il existe également des variantes de ces terrains dans l'environnement désert. Par exemple la montagne devient une dune dans un environnement de désert. </text:p>
      <text:p text:style-name="P18">Chaque terrain possède une couverture et un coût de déplacement propre.</text:p>
      <text:p text:style-name="P18">La plaine est le terrain de base du jeu. Le déplacement standard de chaque unité se base sur le coût de déplacement de la plaine. La couverture de ce terrain sert également de base pour les autres terrains.</text:p>
      <text:p text:style-name="P18">La forêt est un terrain qui ne peut être traversé que par les unités à pied ou à roues ( infanteries par exemple ). Il offre une meilleur couverture que la plaine mais son coût de déplacement est plus élevé.</text:p>
      <text:p text:style-name="P18">La montagne est un terrain qui ne peut être traversé que par les unités à pied. Il offre la meilleur couverture possible. Cependant son coût de déplacement est également le plus élevé.</text:p>
      <text:p text:style-name="P18">L'eau est un terrain inaccessible par toutes les unités du jeu.</text:p>
      <text:p text:style-name="P18">La route ( ou les ponts ) est un terrain dont le coût de déplacement est inférieur à celui de la plaine pour les unités mécaniques. Il permet un déploiement plus rapide des <text:soft-page-break/>troupes mais sa couverture est faible.</text:p>
      <text:p text:style-name="Text_20_body"/>
      <text:h text:style-name="Heading_20_2" text:outline-level="2"><text:bookmark-start text:name="__RefHeading__688_2117037070"/>L’intelligence Artificielle<text:bookmark-end text:name="__RefHeading__688_2117037070"/></text:h>
      <text:p text:style-name="P5">??</text:p>
      <text:h text:style-name="Heading_20_2" text:outline-level="2"><text:bookmark-start text:name="__RefHeading__470_2117037070"/><text:span text:style-name="T3">Les </text:span><text:span text:style-name="T4">G</text:span><text:span text:style-name="T3">raphismes</text:span><text:bookmark-end text:name="__RefHeading__470_2117037070"/></text:h>
      <text:p text:style-name="P11">L<text:span text:style-name="T14">'ensemble des images du jeu a été réalisé par notre équipe en utilisant le logiciel The Gimp. </text:span></text:p>
      <text:p text:style-name="P12"/>
      <text:h text:style-name="P71" text:outline-level="2"><text:bookmark-start text:name="__RefHeading__553_80136204"/>Déroulement d'une partie<text:bookmark-end text:name="__RefHeading__553_80136204"/></text:h>
      <text:p text:style-name="P19">Le joueur a la possibilité de choisir parmi un grand nombre d'option avant de lancer une partie. Il peut par exemple choisir d'activé ou non le brouillard de guerre ou les animations. Il peut également créé des équipes.</text:p>
      <text:p text:style-name="P19">Une partie se déroule généralement sur plusieurs tour. Le joueur achète ses unités et les envois ensuite vers la direction du camp ennemi. A chaque tour, le joueur gagne de l'argent et peut ainsi s'acheter des unités plus puissante. Au fur et à mesure des combats, les unités recrutés gagne de l'expérience et le joueur peut décidé de les évoluer. </text:p>
      <text:p text:style-name="P19">Finalement lorsque qu'une équipe ou un joueur a gagné, le jeu s'arrête et le joueur arrive sur un tableau qui reprend les statistiques de tous les joueurs. <text:s/></text:p>
      <text:h text:style-name="P86" text:outline-level="1"><text:bookmark-start text:name="__RefHeading__412_96695133"/>Récapitulatifs des Semaines<text:bookmark-end text:name="__RefHeading__412_96695133"/></text:h>
      <text:p text:style-name="P20"/>
      <text:p text:style-name="P20">Toutes les vendredi matin, toute l'équipe se rassemblait dans une salle de réunion ( comprendre sans ordinateur ) pour faire le bilan de la semaine et discuter des fonctionnalités et correction à faire pour la semaine suivante.</text:p>
      <text:p text:style-name="P8"/>
      <text:h text:style-name="Heading_20_2" text:outline-level="2"><text:bookmark-start text:name="__RefHeading__690_2117037070"/>Semaine 2<text:bookmark-end text:name="__RefHeading__690_2117037070"/></text:h>
      <text:list xml:id="list841195205389532483" text:style-name="L3">
        <text:list-item>
          <text:p text:style-name="P44"><text:bookmark text:name="docs-internal-guid-105542c7-5639-4f25-5a57-eb793557bc70"/>Panneau descriptif réalisé et fonctionnel</text:p>
        </text:list-item>
        <text:list-item>
          <text:p text:style-name="P43">L’IHM est maintenant décomposé en 2 panels (panel du menu et pannel de la matrice). Création de 2 MouseListener pour ces panels</text:p>
        </text:list-item>
        <text:list-item>
          <text:p text:style-name="P43">Unification de la police pour la barre d’information</text:p>
        </text:list-item>
        <text:list-item>
          <text:p text:style-name="P43">Nouvel algorithme pour le déplacement (diminution de la complexité)</text:p>
        </text:list-item>
        <text:list-item>
          <text:p text:style-name="P43">Chargement de toutes les images au début d’une partie (pour éviter le chargement des images pendant la partie qui diminue la performance du jeu)</text:p>
        </text:list-item>
        <text:list-item>
          <text:p text:style-name="P43">La possibilité d’acheter des unités ( + le menu Shop)</text:p>
        </text:list-item>
        <text:list-item>
          <text:p text:style-name="P43">La possibilité de capturer un batiment</text:p>
        </text:list-item>
        <text:list-item>
          <text:p text:style-name="P43">Ajout de l’eau, route, démolisseur, ingénieur, UML, usine</text:p>
        </text:list-item>
        <text:list-item>
          <text:p text:style-name="P43">La possibilité de traverser les unités alliées</text:p>
        </text:list-item>
        <text:list-item>
          <text:p text:style-name="P43">Les bâtiments alliés soignent au début du tour</text:p>
        </text:list-item>
        <text:list-item>
          <text:p text:style-name="P43">L’ingénieur soigne (et n’attaque pas)</text:p>
        </text:list-item>
        <text:list-item>
          <text:p text:style-name="P43">IA se déplace vers un coordonnée X et Y prédéfini en plusieurs tours</text:p>
        </text:list-item>
      </text:list>
      <text:p text:style-name="Text_20_body"/>
      <text:h text:style-name="Heading_20_2" text:outline-level="2"><text:bookmark-start text:name="__RefHeading__692_2117037070"/><text:soft-page-break/>Semaine 3<text:bookmark-end text:name="__RefHeading__692_2117037070"/></text:h>
      <text:list xml:id="list7216225234271289487" text:style-name="L4">
        <text:list-item>
          <text:p text:style-name="P45"><text:bookmark text:name="docs-internal-guid-4e167c28-563a-7059-c981-7672f19d6cab"/>Terminer l’ingénieur</text:p>
        </text:list-item>
        <text:list-item>
          <text:p text:style-name="P48">Fin de partie + Statistique</text:p>
        </text:list-item>
        <text:list-item>
          <text:p text:style-name="P48">Map Creator</text:p>
        </text:list-item>
        <text:list-item>
          <text:p text:style-name="P48">Déplacement plus fluide</text:p>
        </text:list-item>
        <text:list-item>
          <text:p text:style-name="P48">IA basique</text:p>
          <text:list>
            <text:list-item>
              <text:p text:style-name="P48">Capture si elle est sur un bâtiment</text:p>
            </text:list-item>
            <text:list-item>
              <text:p text:style-name="P48">Cherche l’unité la plus proche / bâtiment le plus proche (et unité à soigner le plus proche pour l’ingénieur)</text:p>
            </text:list-item>
            <text:list-item>
              <text:p text:style-name="P48">Attaque / Capture / Soigne la cible</text:p>
            </text:list-item>
            <text:list-item>
              <text:p text:style-name="P48">Achète l’unité la plus chère possible. Si elle a déjà suffisamment d’unité du type qu’elle peut acheter, elle économise</text:p>
            </text:list-item>
          </text:list>
        </text:list-item>
        <text:list-item>
          <text:p text:style-name="P48">Menu Principal (mais pas encore lié à Partie)</text:p>
        </text:list-item>
        <text:list-item>
          <text:p text:style-name="P48">Sauvegarder / Charger</text:p>
        </text:list-item>
        <text:list-item>
          <text:p text:style-name="P48">Correction de bugs pour pouvoir jouer à 4 joueurs</text:p>
        </text:list-item>
        <text:list-item>
          <text:p text:style-name="P48">Changement de condition de victoire (capture QG)</text:p>
        </text:list-item>
        <text:list-item>
          <text:p text:style-name="P48">Ajout de la moyenne distance</text:p>
        </text:list-item>
        <text:list-item>
          <text:p text:style-name="P48">Système de point d’expérience</text:p>
        </text:list-item>
      </text:list>
      <text:p text:style-name="P13"/>
      <text:h text:style-name="Heading_20_2" text:outline-level="2"><text:bookmark-start text:name="__RefHeading__694_2117037070"/>Semaine 4<text:bookmark-end text:name="__RefHeading__694_2117037070"/></text:h>
      <text:list xml:id="list8865888535736191318" text:style-name="L5">
        <text:list-item>
          <text:p text:style-name="P46"><text:bookmark text:name="docs-internal-guid-2f5b4d7d-563b-1688-a5ec-76102af7f269"/>Nouvelle IA :</text:p>
          <text:list>
            <text:list-item>
              <text:p text:style-name="P49">Fonctionne avec une map d’influence</text:p>
              <text:list>
                <text:list-item>
                  <text:p text:style-name="P49">Capture</text:p>
                </text:list-item>
                <text:list-item>
                  <text:p text:style-name="P49">Defensif</text:p>
                </text:list-item>
                <text:list-item>
                  <text:p text:style-name="P49"><text:soft-page-break/>Offensif</text:p>
                </text:list-item>
                <text:list-item>
                  <text:p text:style-name="P49">Menace</text:p>
                </text:list-item>
                <text:list-item>
                  <text:p text:style-name="P49">Retraite</text:p>
                </text:list-item>
              </text:list>
            </text:list-item>
            <text:list-item>
              <text:p text:style-name="P49">Peut faire évoluer</text:p>
            </text:list-item>
            <text:list-item>
              <text:p text:style-name="P49">Semble plus performante</text:p>
            </text:list-item>
            <text:list-item>
              <text:p text:style-name="P49">Trop de temps de calcul sur une map trop grande</text:p>
            </text:list-item>
          </text:list>
        </text:list-item>
        <text:list-item>
          <text:p text:style-name="P49">IHM avec animations (non commit)</text:p>
          <text:list>
            <text:list-item>
              <text:p text:style-name="P49">Avancement avec animations avec le Tick (80%) afin de remplacer les thread.sleep()</text:p>
            </text:list-item>
          </text:list>
        </text:list-item>
        <text:list-item>
          <text:p text:style-name="P49">Affichage des dégats/soins lors des combats </text:p>
          <text:list>
            <text:list-item>
              <text:p text:style-name="P49">Mais ne reste que si on ne rafraichit pas !!</text:p>
            </text:list-item>
          </text:list>
        </text:list-item>
        <text:list-item>
          <text:p text:style-name="P49">Brouillard</text:p>
        </text:list-item>
        <text:list-item>
          <text:p text:style-name="P49">Equipe</text:p>
        </text:list-item>
        <text:list-item>
          <text:p text:style-name="P49">Debut de campagne</text:p>
        </text:list-item>
        <text:list-item>
          <text:p text:style-name="P49">Menu lié au reste (compléter à 45%)</text:p>
        </text:list-item>
        <text:list-item>
          <text:p text:style-name="P49">Unité Robot (80%)</text:p>
        </text:list-item>
        <text:list-item>
          <text:p text:style-name="P49">Affichage PVMax, Exp dans le menu descriptif</text:p>
        </text:list-item>
      </text:list>
      <text:p text:style-name="P13"/>
      <text:h text:style-name="Heading_20_2" text:outline-level="2"><text:bookmark-start text:name="__RefHeading__696_2117037070"/>Semaine 5<text:bookmark-end text:name="__RefHeading__696_2117037070"/></text:h>
      <text:list xml:id="list8713398015125673563" text:style-name="L6">
        <text:list-item>
          <text:p text:style-name="P47"><text:bookmark text:name="docs-internal-guid-271f182e-563c-6074-6632-e16ba81b6ce8"/>Animation finie</text:p>
        </text:list-item>
        <text:list-item>
          <text:p text:style-name="P50">Système du mode Campagne est fini, il ne reste plus qu’à remplir le scénario</text:p>
        </text:list-item>
        <text:list-item>
          <text:p text:style-name="P50">Portage Android à 50%</text:p>
        </text:list-item>
        <text:list-item>
          <text:p text:style-name="P50">Nombreuses nouvelles cartes</text:p>
        </text:list-item>
        <text:list-item>
          <text:p text:style-name="P50">Quelques améliorations de l’IHM</text:p>
          <text:list>
            <text:list-item>
              <text:p text:style-name="P50"><text:soft-page-break/>Affichage de tous tous les membres de l’équipe gagnante</text:p>
            </text:list-item>
            <text:list-item>
              <text:p text:style-name="P50">Le statistique refait entièrement</text:p>
            </text:list-item>
            <text:list-item>
              <text:p text:style-name="P50">Pause entre deux tours de joueur</text:p>
            </text:list-item>
          </text:list>
        </text:list-item>
        <text:list-item>
          <text:p text:style-name="P50">Possibilité de retour au Menu principal</text:p>
        </text:list-item>
        <text:list-item>
          <text:p text:style-name="P50">Menu principal fini à 99%</text:p>
        </text:list-item>
      </text:list>
      <text:p text:style-name="P8"/>
      <text:h text:style-name="Heading_20_2" text:outline-level="2"><text:bookmark-start text:name="__RefHeading__698_2117037070"/>Semaine 6<text:bookmark-end text:name="__RefHeading__698_2117037070"/></text:h>
      <text:list xml:id="list6548014760103429858" text:style-name="L7">
        <text:list-item>
          <text:p text:style-name="P51">Correction d'un grand nombres de bugs</text:p>
        </text:list-item>
        <text:list-item>
          <text:p text:style-name="P51">Campagne terminé</text:p>
        </text:list-item>
        <text:list-item>
          <text:p text:style-name="P51">Menu principale terminé</text:p>
        </text:list-item>
        <text:list-item>
          <text:p text:style-name="P51">Tutoriel fini</text:p>
        </text:list-item>
      </text:list>
      <text:h text:style-name="P87" text:outline-level="1"><text:bookmark-start text:name="__RefHeading__388_96695133"/>Fonctionnement du Jeu<text:bookmark-end text:name="__RefHeading__388_96695133"/></text:h>
      <text:p text:style-name="P14"/>
      <text:h text:style-name="P72" text:outline-level="2"><text:bookmark-start text:name="__RefHeading__390_96695133"/>Intelligence Artificielle<text:bookmark-end text:name="__RefHeading__390_96695133"/></text:h>
      <text:p text:style-name="Text_20_body">L<text:span text:style-name="T27">'intelligence artificielle de notre jeu fonctionne par pallier ou grade. Il y a 3 palliers en tout, et chacun de ces étages à sa propre fonction. Nous avons dans l'ordre des grades du plus élevés au plus faible : StrategieIA, puis OperationIA et enfin UniteIA. Leur complexité est proportionnel au grade. Par exemple StrategieIA est plus complexe que UniteIA.</text:span></text:p>
      <text:p text:style-name="P53">Nous allons détaillé ici le fonctionnement de chacune des classes qui constitue cet hiérarchie.</text:p>
      <text:h text:style-name="P77" text:outline-level="3"><text:bookmark-start text:name="__RefHeading__1051_1667869098"/>StrategieIA<text:bookmark-end text:name="__RefHeading__1051_1667869098"/></text:h>
      <text:p text:style-name="P53">C'est la classe mère de l'IA, c'est elle qui prend les grandes décisions comme par exemple attaquer l'ennemi ou défendre. C'est également elle qui va aider au placement des unités en fournissant à l'IA inférieur une matrice d'influence.</text:p>
      <text:p text:style-name="P52">Cette IA procède de la manière suivante :</text:p>
      <text:list xml:id="list2712391476530739592" text:style-name="L8">
        <text:list-item>
          <text:p text:style-name="P54">Elle actualise le mode dans lequel elle se trouve, qui décrira un comportement aggressif ou défensif.</text:p>
        </text:list-item>
        <text:list-item>
          <text:p text:style-name="P54">Elle va remplir une matrice d'Influence que nous décrirons plus bas.</text:p>
        </text:list-item>
        <text:list-item>
          <text:p text:style-name="P54">Après cela, elle donne l'ordre à OperationIA d'acheter des unités.</text:p>
        </text:list-item>
        <text:list-item>
          <text:p text:style-name="P54">Ensuite, elle parcourt la liste des unités du joueur, et elle demande à OperationIA de jouer en lui passant une copie de la matrice en paramètre</text:p>
        </text:list-item>
        <text:list-item>
          <text:p text:style-name="P54">Elle vérifie pour chaque unité si elle est morte, si oui elle la supprime de sa liste.</text:p>
        </text:list-item>
        <text:list-item>
          <text:p text:style-name="P54">Elle lance ensuite les animations.</text:p>
        </text:list-item>
      </text:list>
      <text:h text:style-name="Heading_20_3" text:outline-level="3"><text:bookmark-start text:name="__RefHeading__1053_1667869098"/>OperationIA<text:bookmark-end text:name="__RefHeading__1053_1667869098"/></text:h>
      <text:p text:style-name="P34"><text:span text:style-name="T28">Cette IA se situe sous la StrategieIA. Elle s'occupe de donner des ordres au unités </text:span><text:span text:style-name="T29">et </text:span><text:soft-page-break/><text:span text:style-name="T29">d'acheté les unités. Elle procède de la manière suivante :</text:span></text:p>
      <text:p text:style-name="Text_20_body"><text:span text:style-name="T23"><text:tab/></text:span><text:span text:style-name="T24">- P</text:span><text:span text:style-name="T29">our chaque unités de l'IA :</text:span></text:p>
      <text:list xml:id="list5231952669742028520" text:style-name="L9">
        <text:list-item>
          <text:p text:style-name="P55">Elle adapte d'abord la matrice reçue à l'unité qu'on traite.</text:p>
        </text:list-item>
        <text:list-item>
          <text:p text:style-name="P55">Elle va ensuite chercher une bonne case parmi les cases où il y a des <text:span text:style-name="T29">bâtiments</text:span> et des unités.</text:p>
        </text:list-item>
        <text:list-item>
          <text:p text:style-name="P55">Elle regarde la case qu'elle a choisi, et selon son type elle va donner l'ordre à UniteIA d'effectuer une certaine action.</text:p>
        </text:list-item>
      </text:list>
      <text:p text:style-name="Text_20_body"/>
      <text:p text:style-name="Text_20_body"><text:tab/>- P<text:span text:style-name="T29">our l'achat d'unité</text:span></text:p>
      <text:list xml:id="list522014063047315771" text:style-name="L10">
        <text:list-item>
          <text:p text:style-name="P56">Compte le nombre d'unités alliées et ennemies.</text:p>
        </text:list-item>
        <text:list-item>
          <text:p text:style-name="P56">Parcourt les usines avec en priorité les usines proches d'unités ennemies.</text:p>
        </text:list-item>
        <text:list-item>
          <text:p text:style-name="P56">Donne l'ordre à UniteIA d'acheter en fonction de l'argent disponible et des unités déjà possédées, ainsi que des unités ennemies.</text:p>
        </text:list-item>
      </text:list>
      <text:h text:style-name="P78" text:outline-level="3"><text:bookmark-start text:name="__RefHeading__1055_1667869098"/>UniteIA<text:bookmark-end text:name="__RefHeading__1055_1667869098"/></text:h>
      <text:p text:style-name="P57">Enfin UniteIA est IA la plus basse dans la hiérarchie. Elle n'effectue que les ordres demandé.</text:p>
      <text:p text:style-name="P57">Elle reçoit donc les ordres de OperationIA, les décrypte et appelles des fonctions propres à moteur pour effectuer les ordres.</text:p>
      <text:list xml:id="list6136882431201821525" text:style-name="L11">
        <text:list-item>
          <text:p text:style-name="P59"><text:span text:style-name="T24">Pour le déplacement, elle </text:span><text:span text:style-name="T25">va simplement demander à Moteur de déplacer l'unité en question, et elle va la mettre en état déplacée(même si elle ne l'a pas été)</text:span></text:p>
        </text:list-item>
        <text:list-item>
          <text:p text:style-name="P59">Pour le soin, l'attaque et la capture, elle vérifie si la cible est déjà à portée. Sinon, elle se déplace vers elle. Si elle n'est toujours pas à portée, elle ne fait rien, sinon, elle fait son action.</text:p>
        </text:list-item>
        <text:list-item>
          <text:p text:style-name="P58"><text:span text:style-name="T29">Pour évoluer une unite, elle appelle la fonction evolue() de Moteur.</text:span>.</text:p>
        </text:list-item>
      </text:list>
      <text:h text:style-name="P79" text:outline-level="3"/>
      <text:h text:style-name="Heading_20_3" text:outline-level="3"><text:bookmark-start text:name="__RefHeading__1057_1667869098"/><text:span text:style-name="T25">La classe Influence</text:span><text:span text:style-name="T26"> :</text:span><text:bookmark-end text:name="__RefHeading__1057_1667869098"/></text:h>
      <text:p text:style-name="Text_20_body"><text:span text:style-name="T30">Elle contient cinq attributs entiers : offensif, defensif, capture, menace et retraite. Ce sont </text:span><text:soft-page-break/><text:span text:style-name="T30">des scores qui pourront être pondérés selon le type de l'unité afin de calculer le score de la case.</text:span></text:p>
      <text:p text:style-name="Text_20_body">Offensif est plus élevé si une unité se trouve à portée d'attaque, si elle est vulnérable à notre unité, si une unité ennemie se trouve sur une case quelconque.</text:p>
      <text:p text:style-name="Text_20_body">Defensif sera renforcé par la couverture offerte par le décor, et les unités alliées.</text:p>
      <text:p text:style-name="Text_20_body">Capture sera élevé pour les bâtiments ennemis, et encore plus sur les bâtiments à portée, c'est pondéré en fonction de la distance.</text:p>
      <text:p text:style-name="Text_20_body">Menace sera généré par les unités ennemies, et est censé permettre aux unités d'éviter les cases trop dangereuses et de préférer d'autres cases plus « safe »</text:p>
      <text:p text:style-name="P60">Retraite est comme défensif avec les bâtiments alliés en plus, utile pour retourner se soigner sur ses bâtiments.</text:p>
      <text:p text:style-name="P60"/>
      <text:h text:style-name="P73" text:outline-level="2"><text:bookmark-start text:name="__RefHeading__810_88760044"/>Initialisation d'une phase de jeu<text:bookmark-end text:name="__RefHeading__810_88760044"/></text:h>
      <text:h text:style-name="Heading_20_3" text:outline-level="3"><text:bookmark-start text:name="__RefHeading__422_96695133"/>Partie<text:bookmark-end text:name="__RefHeading__422_96695133"/></text:h>
      <text:p text:style-name="P29"><text:span text:style-name="T20">Partie est la classe qui permet de lancer une partie. Elle créé le terrain ainsi que toutes les unités. Elle s'occupe également de gérer les tours, </text:span><text:span text:style-name="T21">de la sauvegarde du jeu</text:span><text:span text:style-name="T20"> ainsi que le joueur actuel (comprendre le joueur qui est actuellement en train de jouer). C'est également cette classe qui définit lorsque la partie est finie et désigne le joueur gagnant. Elle stocke des attributs essentiels au bon déroulement de la partie comme la liste des joueurs, la taille de la carte, ou le joueur gagnant.</text:span></text:p>
      <text:p text:style-name="P31">Toutes les cartes disponibles dans le jeu sont sauvegardées dans l'enum Map qui contient les principales caractéristiques des maps comme sa taille, le nombre de joueur, la description, etc … La map en elle-même est stockée dans un fichier texte. Ces fichiers textes sont tous construit de la même façon. Chaque ligne est composé d'un identifiant (montagne, forêt ), de ses coordonnées et du joueur a qui appartient l'identifiant.</text:p>
      <text:p text:style-name="P31"><text:s/>Lorsqu'une nouvelle partie est instancié, on lit le fichier map correspondant à la carte souhaité et on instancie les équipes, les joueurs et le terrain.</text:p>
      <text:p text:style-name="P32">Pour des raisons de simplicité, chaque type de partie ( campagne ou partie rapide ) possède sont constructeur. En effet, lors d'une partie rapide, le joueur doit pouvoir définir un certains nombres d'options comme sa faction, les équipes et des options de jeu (activé ou non le brouillard). Certaines de ces options imposés dans la campagne.</text:p>
      <text:h text:style-name="P80" text:outline-level="3"><text:bookmark-start text:name="__RefHeading__812_88760044"/><text:soft-page-break/>Campagne<text:bookmark-end text:name="__RefHeading__812_88760044"/></text:h>
      <text:p text:style-name="P30"><text:span text:style-name="T21">La classe campagne est un ensemble de méthode qui permette</text:span><text:span text:style-name="T22">nt</text:span><text:span text:style-name="T21"> une succession de mission et de dialogue. Ce tout forme évidemment la campagne du jeu. </text:span><text:span text:style-name="T22">Lorsque le joueur sélectionne la campagne dans le menu principale, une premier dialogue est appelé puis une mission se lance. A la fin de la mission, une méthode suite est appelé, elle analyse le résultat de la partie et décide en conséquence si le joueur peut continuer la campagne.</text:span></text:p>
      <text:p text:style-name="P30"><text:span text:style-name="T22">La liste des missions de la campagne est stocké dans un liste, créé dans la classe mère Slatch</text:span><text:span text:style-name="T21">. </text:span><text:span text:style-name="T22">A la fin de cette liste un dernier dialogue est appelé.</text:span></text:p>
      <text:h text:style-name="P72" text:outline-level="2"><text:bookmark-start text:name="__RefHeading__392_96695133"/>IHM<text:bookmark-end text:name="__RefHeading__392_96695133"/></text:h>
      <text:h text:style-name="P81" text:outline-level="3"><text:bookmark-start text:name="__RefHeading__794_2035821480"/>Conception<text:bookmark-end text:name="__RefHeading__794_2035821480"/></text:h>
      <text:p text:style-name="P27">Au début du projet, l’interface présente lors d’une partie était réalisée sur un seul panel : l’affiche ainsi que les coordonnées</text:p>
      <text:p text:style-name="P27">Dans un souci de simplification, l’interface graphique a été modifiée afin de composer 2 ensembles :</text:p>
      <text:list xml:id="list566189155565481984" text:style-name="L12">
        <text:list-item>
          <text:p text:style-name="P61">une barre d’information située en haut de la fenêtre</text:p>
        </text:list-item>
        <text:list-item>
          <text:p text:style-name="P61">le plateau du jeu</text:p>
        </text:list-item>
      </text:list>
      <text:p text:style-name="P27">Ces deux parties ont été réalisées sur deux panels différents et sont disposés en utilisant un BorderLayout de façon à s’adapter au changement de taille de fenêtre. Cette conception permet d’utiliser deux mouse listener. Ainsi lors d’un click de sourie, les coordonnées récupérées sont celle du repère local du panel.</text:p>
      <text:h text:style-name="P81" text:outline-level="3"><text:bookmark-start text:name="__RefHeading__796_2035821480"/>Affichage du plateau de jeu<text:bookmark-end text:name="__RefHeading__796_2035821480"/></text:h>
      <text:p text:style-name="P27">L’affichage du plateau de jeu est réalisé en utilisant les apports de la programmation orienté objet. En effet, Thibault et Ngoc ont réalisé des objets « Unite » correspondant aux différentes unités et les objets « Terrain » correspondant aux différents terrains.</text:p>
      <text:p text:style-name="P27">Les objets « Terrains », qui possèdent un objet « Unite » en attribut, sont réunis dans une matrice. Ainsi pour afficher la carte, chaque objet Unite et Terrain n'a plus qu'a ce dessiner « tous seul ». L’interface dessine dans un premier temps tous les terrains, puis toutes les unités.</text:p>
      <text:p text:style-name="P27">Les autres éléments essentiels sont les différents panneaux : </text:p>
      <text:list xml:id="list8293485462921976139" text:style-name="L13">
        <text:list-item>
          <text:p text:style-name="P62"><text:soft-page-break/>le panneau d’action d’une unité (pour se déplacer, attaquer, soigner, capturer ou évoluer)</text:p>
        </text:list-item>
        <text:list-item>
          <text:p text:style-name="P62">le panneau de description du terrain et/ou de l’unité sélectionné</text:p>
        </text:list-item>
        <text:list-item>
          <text:p text:style-name="P62">le panneau de l’usine : pour acheter des unités</text:p>
        </text:list-item>
      </text:list>
      <text:h text:style-name="P81" text:outline-level="3"><text:bookmark-start text:name="__RefHeading__798_2035821480"/>Affichage de la barre d'information<text:bookmark-end text:name="__RefHeading__798_2035821480"/></text:h>
      <text:p text:style-name="P26"><text:span text:style-name="T19">Le rôle de cette barre est de fournir au joueur les informations importantes relative à la partie. Ses informations sont fournies par le travail de Thibault qui à créé la classe Partie. Cette barre d’information contient également le bouton SUIVANT qui permet de passé le tour. Lorsque l’on clique sur ce bouton, le passage du tour est réalisé par l</text:span><text:span text:style-name="T2">a classe</text:span><text:span text:style-name="T19"> </text:span><text:span text:style-name="T2">partie</text:span><text:span text:style-name="T19"> du jeu que si le joueur actuel n’est pas une Intelligence Artificielle.</text:span></text:p>
      <text:h text:style-name="P81" text:outline-level="3"><text:bookmark-start text:name="__RefHeading__800_2035821480"/>Utilisation de la souris<text:bookmark-end text:name="__RefHeading__800_2035821480"/></text:h>
      <text:p text:style-name="P27">Utilisation de deux MouseListener pour récupérées les coordonnées dans le repère local du panel. Ses MouseListener permettent de le clique ou le relâchement du bouton <text:s/>de la sourie.</text:p>
      <text:h text:style-name="P72" text:outline-level="2"><text:bookmark-start text:name="__RefHeading__394_96695133"/>Moteur<text:bookmark-end text:name="__RefHeading__394_96695133"/></text:h>
      <text:h text:style-name="P82" text:outline-level="3"><text:bookmark-start text:name="__RefHeading__814_88760044"/>Algorithme de déplacement<text:bookmark-end text:name="__RefHeading__814_88760044"/></text:h>
      <text:p text:style-name="P65"><text:span text:style-name="T37">L'algorithme de déplacement est appelé à chaque fois qu'une unité doit se déplacer. Cette algorithme procède de la manière suivante :</text:span></text:p>
      <text:list xml:id="list3423453295329796954" text:style-name="L14">
        <text:list-item>
          <text:p text:style-name="P63">remplitPorteeDep est appelé. Il appelle d'abord initialiseTabDist</text:p>
        </text:list-item>
        <text:list-item>
          <text:p text:style-name="P63">Dans cette dernière méthode, toutes les cases sont initialisées à -1(signifie que la distance est pour le moment infinie) sauf celles qui contiennent un ennemi, initialisées à -2(signifie que la cases est inatteignable). La case où se situe l'unité est également initialisée à -2.</text:p>
        </text:list-item>
        <text:list-item>
          <text:p text:style-name="P64"><text:span text:style-name="T37">E</text:span>nsuite, remplitPorteeDep apelle le fameux algoDeplacement(Unite unite,final boolean porteeComptee).</text:p>
          <text:p text:style-name="P63"><text:span text:style-name="T34">Ce dernier va créer une file de priorité de Triplet(possédant la méthode compareTo, cf plus bas pour voir la structure du Triplet) : </text:span><text:span text:style-name="T35">Les Triplet de distance la plus courte se trouveront dans le devant de la file.</text:span></text:p>
        </text:list-item>
        <text:list-item>
          <text:p text:style-name="P63">Il y ajoute d'abord la position de base de l'unité, puis on boucle tant que la <text:soft-page-break/>file n'est pas vide</text:p>
        </text:list-item>
        <text:list-item>
          <text:p text:style-name="P63">On récupère le premier triplet de la file, et on regarde chacun de ses voisins. Si un voisin ne dépasse pas la map, on calcule la distance <text:s/>avec la case en ajoutant la distance actuelle et le coût de déplacement sur la case voisine. Si la portée est comptée, on vérifie si la distance ne dépasse pas la portée de déplacement de l'unité. On regarde ensuite si cette distance est plus petite que celle déjà présente dans tabDist(rappel : -1&lt;=&gt;+infini).</text:p>
        </text:list-item>
        <text:list-item>
          <text:p text:style-name="P63">Si c'est le cas, on ajoute le point actuel à la case du voisin dans le tableau des prédécesseurs. Si on est en bordure de déplacement et qu'un allié se trouve sur la case, on la rend inaccessible pour éviter le chevauchement d'unités sur la même case.</text:p>
          <text:p text:style-name="P63"><text:span text:style-name="T35">Si ce n'est pas le cas, on actualise tabDist pour le voisin </text:span><text:span text:style-name="T36">et on ajoute le Triplet correspondant dans la file.</text:span></text:p>
        </text:list-item>
        <text:list-item>
          <text:p text:style-name="P63">Si on a une unité ennemie présente sur la case du voisin, on lui met comme prédécesseur la case actuelle si on a trouvé une distance plus courte qu'avant. Cela permet à l'IA de se diriger vers une unité ennemie.</text:p>
        </text:list-item>
        <text:list-item>
          <text:p text:style-name="P64">On revient dans remplitPorteeDep, on met les coefficients de tabDist correspondants aux unités alliées à -2 pour qu'on voie bien que les cases sont inaccessibles.</text:p>
        </text:list-item>
      </text:list>
      <text:p text:style-name="Text_20_body">Structure d'un Triplet :</text:p>
      <text:list xml:id="list624647377217685320" text:style-name="L15">
        <text:list-item>
          <text:p text:style-name="P66"><text:span text:style-name="T34">3 Attributs, d pour la distance, x pour la coordonnée x de la case </text:span><text:span text:style-name="T35">correspondante</text:span><text:span text:style-name="T34">, <text:s/>x pour la coordonnée x de la case </text:span><text:span text:style-name="T35">correspondante</text:span></text:p>
        </text:list-item>
        <text:list-item>
          <text:p text:style-name="P66"><text:span text:style-name="T22"><text:s/>Plus d est petite, plus un Triplet est grand. compareTo va donc comparer les d de deux triplets.</text:span></text:p>
        </text:list-item>
      </text:list>
      <text:h text:style-name="P82" text:outline-level="3"><text:bookmark-start text:name="__RefHeading__816_88760044"/>Attaque<text:bookmark-end text:name="__RefHeading__816_88760044"/></text:h>
      <text:h text:style-name="P82" text:outline-level="3"><text:bookmark-start text:name="__RefHeading__818_88760044"/>Capture<text:bookmark-end text:name="__RefHeading__818_88760044"/></text:h>
      <text:p text:style-name="P33"/>
      <text:h text:style-name="P88" text:outline-level="1"><text:bookmark-start text:name="__RefHeading__816_2035821480"/>Portage Android<text:bookmark-end text:name="__RefHeading__816_2035821480"/></text:h>
      <text:h text:style-name="P74" text:outline-level="2"><text:bookmark-start text:name="__RefHeading__818_2035821480"/>Conception<text:bookmark-end text:name="__RefHeading__818_2035821480"/></text:h>
      <text:p text:style-name="P28">View -&gt; SurfaceView avec des callback</text:p>
      <text:h text:style-name="P74" text:outline-level="2"><text:bookmark-start text:name="__RefHeading__820_2035821480"/>Les principales adaptations<text:bookmark-end text:name="__RefHeading__820_2035821480"/></text:h>
      <text:p text:style-name="P28">Utilisation d’une interface différente : une custom view : Activity + View ou Activity + SurfaceView &amp; Callback</text:p>
      <text:p text:style-name="P28">La gestion du multi-touch : gestion du zoom (du fait de la taille d’un écran de Smartphone)</text:p>
      <text:p text:style-name="P28">Une IA simplifiée</text:p>
      <text:h text:style-name="P87" text:outline-level="1"><text:bookmark-start text:name="__RefHeading__396_96695133"/>Travail d'Équipe<text:bookmark-end text:name="__RefHeading__396_96695133"/></text:h>
      <text:h text:style-name="P75" text:outline-level="2"><text:bookmark-start text:name="__RefHeading__802_2035821480"/>Constitution de l'équipe<text:bookmark-end text:name="__RefHeading__802_2035821480"/></text:h>
      <text:p text:style-name="P21">Notre équipe s'est d'abord constitué en fonction de nos affections puis sur nos compétences. En effet, beaucoup d'entre nous avaient déjà travaillé plusieurs fois en binôme et nous nous connaissions bien. De plus, le projet se portant sur le développement d'un jeu en JAVA, nos bonnes notes a tous en JAVA ( IGI-3003) nous n'a conforter dans le choix de constitué cette équipe.</text:p>
      <text:p text:style-name="P16"><text:span text:style-name="T15">Enfin, nous avons élu naturellement Mathieu Scala en chef de projet. En effet, ce dernier avait présenté de bonne aptitude chef de projet lors d'atelier comme le management de projet </text:span><text:span text:style-name="T16">et une bonne capacité à motiver ces collègues.</text:span></text:p>
      <text:h text:style-name="P72" text:outline-level="2"><text:bookmark-start text:name="__RefHeading__400_96695133"/>Répartition des taches<text:bookmark-end text:name="__RefHeading__400_96695133"/></text:h>
      <text:p text:style-name="P22">Au début du projet, nous nous sommes rassemblé pour définir les éléments essentiels au fonctionnement d'une partie. Nous avons donc dégagé plusieurs briques, composé de multiples classes. <text:s/>Nous avons donc réparti la création de ces classes à chaque membre de l'équipe. Ainsi chaque membres avait un travail à fournir pour la fin de la semaine. </text:p>
      <text:p text:style-name="P22">Nous avons alors procédé de la même manière pour les semaines suivantes. Chaque membres de l'équipe travaillait sur une classe, ou un ensemble de classes correspondants à une (des) fonctionnalité(s) du jeu.</text:p>
      <text:p text:style-name="P17"><text:span text:style-name="T17">D'autre part, </text:span><text:span text:style-name="T18">pour développer le projet, nous avons appliqué la méthode Agile, c'est à dire une approche incrémentale du projet. Nous travaillons toujours sur une version fonctionnelle pour rajouté des fonctionnalités chaque semaine.</text:span></text:p>
      <text:p text:style-name="P23">Une telle méthode appliqué sur une équipe aussi nombreuse que la notre, nous a obligé à utiliser des outils de synchronisation comme SVN. De plus, dans un soucis de simplicité, nous nous donnions rendez-vous tous les jours en salle d'info (5006) à 8h pour coder ensemble. Ainsi tous les membres de l'équipe étaient au courant des changements de dernière minute et chacun pouvait communiquer simplement avec tous les autres membres de l'équipe en cas de problème.</text:p>
      <text:p text:style-name="P23"/>
      <text:p text:style-name="P23"/>
      <text:p text:style-name="P23"><text:soft-page-break/></text:p>
      <text:p text:style-name="P23"><draw:frame draw:style-name="fr1" draw:name="Objet1" text:anchor-type="paragraph" svg:width="15cm" svg:height="15.229cm" draw:z-index="0"><draw:object xlink:href="./Object 1" xlink:type="simple" xlink:show="embed" xlink:actuate="onLoad"/><draw:image xlink:href="./ObjectReplacements/Object 1" xlink:type="simple" xlink:show="embed" xlink:actuate="onLoad"/></draw:frame></text:p>
      <text:p text:style-name="P24"><text:span text:style-name="T31">En ce basant sur les commits effectuer à l'aide de SVN on peut alors créer le camembert ci-dessus. On peut ainsi remarquer que chaque membres de l'équipe à un pourcentage supérieur à 1</text:span><text:span text:style-name="T33">3</text:span><text:span text:style-name="T31"> % de participation. Ces statistiques ne sont évidemment pas représentatives du travail effectu</text:span><text:span text:style-name="T33">é</text:span><text:span text:style-name="T31"> par chacun des membres de l'équipe mais permettent de prendre conscience que chaque membres <text:s/></text:span><text:span text:style-name="T33">a </text:span><text:span text:style-name="T32">travaillé activement à l'avancement du projet.</text:span></text:p>
      <text:p text:style-name="P24">Enfin comme souligner dans la constitution de l'équipe, beaucoup d'entre nous avaient déjà travaillé en binôme. Ainsi lors de phase de codage importante, nous nous retrouvions en binôme pour travailler plus efficacement.</text:p>
      <text:p text:style-name="P23"/>
      <text:p text:style-name="P23"><text:soft-page-break/></text:p>
      <text:h text:style-name="P72" text:outline-level="2"><text:bookmark-start text:name="__RefHeading__402_96695133"/>Problème rencontrés<text:bookmark-end text:name="__RefHeading__402_96695133"/></text:h>
      <text:p text:style-name="P25"/>
      <text:h text:style-name="P87" text:outline-level="1"><text:bookmark-start text:name="__RefHeading__404_96695133"/>Discussion<text:bookmark-end text:name="__RefHeading__404_96695133"/></text:h>
      <text:h text:style-name="P72" text:outline-level="2"><text:bookmark-start text:name="__RefHeading__406_96695133"/>Truc bien<text:bookmark-end text:name="__RefHeading__406_96695133"/></text:h>
      <text:h text:style-name="P72" text:outline-level="2"><text:bookmark-start text:name="__RefHeading__408_96695133"/>Aspect à amélior<text:span text:style-name="T7">er</text:span><text:bookmark-end text:name="__RefHeading__408_96695133"/></text:h>
      <text:p text:style-name="P14"/>
      <text:h text:style-name="P87" text:outline-level="1"><text:bookmark-start text:name="__RefHeading__410_96695133"/>Conclusion<text:bookmark-end text:name="__RefHeading__410_966951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2cm" fo:margin-right="0cm" fo:margin-top="0.423cm" fo:margin-bottom="0.212cm" style:contextual-spacing="false" fo:text-indent="0cm" style:auto-text-indent="false" fo:keep-with-next="always"/>
      <style:text-properties fo:color="#ffffff"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contextual-spacing="false"/>
      <style:text-properties style:font-name="Open Sans Light" fo:font-weight="2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000000" style:font-name="Quicksand Light1" fo:font-size="40pt" fo:font-weight="250" style:font-size-asian="40pt" style:font-weight-asian="bold" style:font-size-complex="40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color="#000000" style:font-name="Open Sans Light1" fo:font-size="20pt" fo:font-style="normal" fo:font-weight="250"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000000" style:font-name="Open Sans Light" fo:font-size="14pt" fo:font-weight="25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indent="0cm" style:auto-text-indent="false" text:number-lines="false" text:line-number="0"/>
      <style:text-properties fo:color="#333333" style:font-name="Quicksand Light1" fo:font-size="40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text-properties style:font-name="Quicksand Light1" fo:font-size="16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Quicksand Light1" fo:font-size="14pt"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Quicksand Light1" fo:font-size="11pt" fo:font-weight="250"/>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ext-properties style:font-name="Open Sans Light" fo:font-size="14pt" fo:font-style="normal" fo:font-weight="250" style:font-size-asian="14pt" style:font-style-asian="italic" style:font-weight-asian="normal" style:font-size-complex="14pt" style:font-style-complex="italic" style:font-weight-complex="normal"/>
    </style:style>
    <style:style style:name="Addressee" style:family="paragraph" style:parent-style-name="Standard" style:class="extra" style:master-page-name="">
      <style:paragraph-properties fo:margin-left="2cm" fo:margin-right="2cm" fo:margin-top="0cm" fo:margin-bottom="0.106cm" style:contextual-spacing="false" fo:text-indent="0cm" style:auto-text-indent="false" style:page-number="auto" text:number-lines="false" text:line-number="0"/>
      <style:text-properties fo:color="#ffffff" style:font-name="Open Sans Light" fo:font-size="10pt" fo:font-weight="250"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Light1" fo:font-size="10.5pt" fo:font-style="italic" officeooo:rsid="0021436c" officeooo:paragraph-rsid="000fa6e9" style:font-size-asian="10.5pt" style:font-style-asian="italic" style:font-size-complex="10.5pt" style:font-style-complex="italic"/>
    </style:style>
    <style:style style:name="MP2" style:family="paragraph" style:parent-style-name="Footer">
      <style:paragraph-properties fo:text-align="end" style:justify-single-word="false"/>
      <style:text-properties style:font-name="Open Sans Light1"/>
    </style:style>
    <style:style style:name="MT1" style:family="text">
      <style:text-properties officeooo:rsid="000e658d"/>
    </style:style>
    <style:style style:name="MT2" style:family="text">
      <style:text-properties officeooo:rsid="0021436c"/>
    </style:style>
    <style:style style:name="MT3" style:family="text">
      <style:text-properties officeooo:rsid="0030d17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0cm" fo:margin-bottom="0cm" fo:margin-left="0cm" fo:margin-right="0cm" style:shadow="none" fo:background-color="#7e0021"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rpsDocu" style:page-layout-name="Mpm2">
      <style:header>
        <text:p text:style-name="MP1">Martel Andy, Mercandali Jonathan, Nguyen Hong Ngoc, Patois Thibault, Quentin Rollot, Scala Mathieu</text:p>
      </style:header>
      <style:footer>
        <text:p text:style-name="MP2"><text:span text:style-name="MT1">Page </text:span><text:page-number text:select-page="current">20</text:page-number><text:span text:style-name="MT2">|2</text:span><text:span text:style-name="MT3">0</text:span></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PATOIS</meta:initial-creator>
    <meta:creation-date>2013-06-18T09:19:44</meta:creation-date>
    <dc:date>2013-06-21T17:02:30</dc:date>
    <dc:creator>Thibault PATOIS</dc:creator>
    <meta:editing-duration>PT2H46M15S</meta:editing-duration>
    <meta:editing-cycles>27</meta:editing-cycles>
    <meta:generator>LibreOffice/4.0.3.3$Linux_x86 LibreOffice_project/0eaa50a932c8f2199a615e1eb30f7ac74279539</meta:generator>
    <meta:document-statistic meta:table-count="0" meta:image-count="0" meta:object-count="1" meta:page-count="24" meta:paragraph-count="269" meta:word-count="3840" meta:character-count="22457" meta:non-whitespace-character-count="189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family="'Quicksand Light'" style:font-style-name="Maigre" fo:font-size="20pt" fo:font-weight="250" style:font-size-asian="13pt" style:font-size-complex="13pt"/>
    </style:style>
    <style:style style:name="ch3" style:family="chart">
      <style:chart-properties chart:include-hidden-cells="false" chart:series-source="rows" chart:right-angled-axes="true" chart:data-label-number="percentage" chart:data-label-text="tru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false" chart:label-position="outside">
        <chart:label-separator>
          <text:p><text:line-break/></text:p>
        </chart:label-separator>
      </style:chart-properties>
      <style:graphic-properties draw:stroke="none" draw:fill-color="#004586" dr3d:edge-rounding="5%"/>
      <style:text-properties fo:font-family="'Open Sans Light'" style:font-style-name="Maigre" fo:font-size="11pt" fo:font-weight="250"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999cm" svg:height="15.229cm" xlink:href="." xlink:type="simple" chart:class="chart:circle" chart:style-name="ch1">
        <chart:title svg:x="2.388cm" svg:y="0.913cm" chart:style-name="ch2">
          <text:p>Participation aux différentes 
révisions du projet</text:p>
        </chart:title>
        <chart:plot-area chart:style-name="ch3" chart:data-source-has-labels="both" svg:x="2.192cm" svg:y="4.544cm" svg:width="10.273cm" svg:height="9.742cm">
          <chartooo:coordinate-region svg:x="3.458cm" svg:y="5.174cm" svg:width="7.631cm" svg:height="8.141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Thibault</text:p>
              </table:table-cell>
              <table:table-cell office:value-type="string">
                <text:p>Jonathan</text:p>
              </table:table-cell>
              <table:table-cell office:value-type="string">
                <text:p>Andy</text:p>
              </table:table-cell>
              <table:table-cell office:value-type="string">
                <text:p>Ngoc</text:p>
              </table:table-cell>
              <table:table-cell office:value-type="string">
                <text:p>Quentin</text:p>
              </table:table-cell>
              <table:table-cell office:value-type="string">
                <text:p>Mathieu</text:p>
              </table:table-cell>
            </table:table-row>
          </table:table-header-rows>
          <table:table-rows>
            <table:table-row>
              <table:table-cell office:value-type="string">
                <text:p>Ligne 3</text:p>
              </table:table-cell>
              <table:table-cell office:value-type="float" office:value="305">
                <text:p>305</text:p>
              </table:table-cell>
              <table:table-cell office:value-type="float" office:value="227">
                <text:p>227</text:p>
              </table:table-cell>
              <table:table-cell office:value-type="float" office:value="211">
                <text:p>211</text:p>
              </table:table-cell>
              <table:table-cell office:value-type="float" office:value="197">
                <text:p>197</text:p>
              </table:table-cell>
              <table:table-cell office:value-type="float" office:value="165">
                <text:p>165</text:p>
              </table:table-cell>
              <table:table-cell office:value-type="float" office:value="170">
                <text:p>1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